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6f8fa"/>
      <style:paragraph-properties fo:background-color="#f6f8fa"/>
      <style:text-properties officeooo:paragraph-rsid="0021fb88"/>
    </style:style>
    <style:style style:name="P2" style:family="paragraph" style:parent-style-name="HTML_20_Preformatted">
      <loext:graphic-properties draw:fill="solid" draw:fill-color="#f6f8fa"/>
      <style:paragraph-properties fo:background-color="#f6f8fa"/>
      <style:text-properties officeooo:rsid="0002a8c8" officeooo:paragraph-rsid="0024e527"/>
    </style:style>
    <style:style style:name="P3" style:family="paragraph">
      <loext:graphic-properties draw:fill="solid" draw:fill-color="#f6f8fa"/>
      <style:paragraph-properties fo:background-color="#f6f8fa"/>
    </style:style>
    <style:style style:name="P4" style:family="paragraph" style:parent-style-name="Standard">
      <style:text-properties officeooo:rsid="000d5db8" officeooo:paragraph-rsid="000d5db8"/>
    </style:style>
    <style:style style:name="P5" style:family="paragraph" style:parent-style-name="Standard">
      <style:text-properties officeooo:rsid="001cd39f" officeooo:paragraph-rsid="000d5db8"/>
    </style:style>
    <style:style style:name="P6" style:family="paragraph" style:parent-style-name="Standard">
      <style:text-properties officeooo:rsid="001cd39f" officeooo:paragraph-rsid="000db828"/>
    </style:style>
    <style:style style:name="P7" style:family="paragraph" style:parent-style-name="Standard">
      <style:text-properties officeooo:rsid="001cd39f" officeooo:paragraph-rsid="000ec891"/>
    </style:style>
    <style:style style:name="P8" style:family="paragraph" style:parent-style-name="Standard">
      <style:text-properties officeooo:rsid="001cd39f" officeooo:paragraph-rsid="001015cb"/>
    </style:style>
    <style:style style:name="P9" style:family="paragraph" style:parent-style-name="Standard">
      <style:text-properties officeooo:rsid="001cd39f" officeooo:paragraph-rsid="001483f9"/>
    </style:style>
    <style:style style:name="P10" style:family="paragraph" style:parent-style-name="Standard">
      <style:text-properties officeooo:rsid="001cd39f" officeooo:paragraph-rsid="0019896c"/>
    </style:style>
    <style:style style:name="P11" style:family="paragraph" style:parent-style-name="Standard">
      <style:text-properties officeooo:rsid="001cd39f" officeooo:paragraph-rsid="001dae2f"/>
    </style:style>
    <style:style style:name="P12" style:family="paragraph" style:parent-style-name="Standard">
      <style:text-properties officeooo:rsid="001f7974" officeooo:paragraph-rsid="001dae2f" fo:background-color="#ffff00"/>
    </style:style>
    <style:style style:name="P13" style:family="paragraph" style:parent-style-name="Standard">
      <style:text-properties officeooo:rsid="001bfc83" officeooo:paragraph-rsid="001bfc83"/>
    </style:style>
    <style:style style:name="P14" style:family="paragraph" style:parent-style-name="Standard">
      <style:text-properties officeooo:rsid="001cae64" officeooo:paragraph-rsid="001cae64"/>
    </style:style>
    <style:style style:name="P15" style:family="paragraph" style:parent-style-name="Standard">
      <style:text-properties officeooo:rsid="001dae2f" officeooo:paragraph-rsid="0021fb88"/>
    </style:style>
    <style:style style:name="P16" style:family="paragraph" style:parent-style-name="Standard">
      <loext:graphic-properties draw:fill="solid" draw:fill-color="#f6f8fa"/>
      <style:paragraph-properties fo:background-color="#f6f8fa"/>
      <style:text-properties officeooo:rsid="0002a8c8" officeooo:paragraph-rsid="0024e527"/>
    </style:style>
    <style:style style:name="P17" style:family="paragraph" style:parent-style-name="Standard">
      <loext:graphic-properties draw:fill="solid" draw:fill-color="#f6f8fa"/>
      <style:paragraph-properties fo:margin-top="0in" fo:margin-bottom="0in" loext:contextual-spacing="false" fo:line-height="100%" fo:background-color="#f6f8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1cd39f" officeooo:paragraph-rsid="000d5ea1"/>
    </style:style>
    <style:style style:name="P18" style:family="paragraph" style:parent-style-name="Standard">
      <loext:graphic-properties draw:fill="solid" draw:fill-color="#f6f8fa"/>
      <style:paragraph-properties fo:margin-top="0in" fo:margin-bottom="0in" loext:contextual-spacing="false" fo:line-height="100%" fo:background-color="#f6f8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1cd39f" officeooo:paragraph-rsid="0019896c"/>
    </style:style>
    <style:style style:name="P19" style:family="paragraph" style:parent-style-name="Standard">
      <loext:graphic-properties draw:fill="solid" draw:fill-color="#f6f8fa"/>
      <style:paragraph-properties fo:margin-top="0in" fo:margin-bottom="0in" loext:contextual-spacing="false" fo:line-height="100%" fo:background-color="#f6f8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1483f9" officeooo:paragraph-rsid="001483f9"/>
    </style:style>
    <style:style style:name="P20" style:family="paragraph" style:parent-style-name="Standard">
      <loext:graphic-properties draw:fill="solid" draw:fill-color="#f6f8fa"/>
      <style:paragraph-properties fo:margin-top="0in" fo:margin-bottom="0in" loext:contextual-spacing="false" fo:line-height="100%" fo:background-color="#f6f8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1483f9" officeooo:paragraph-rsid="0017d211"/>
    </style:style>
    <style:style style:name="P21" style:family="paragraph" style:parent-style-name="Standard">
      <loext:graphic-properties draw:fill="solid" draw:fill-color="#f6f8fa"/>
      <style:paragraph-properties fo:margin-top="0in" fo:margin-bottom="0in" loext:contextual-spacing="false" fo:line-height="100%" fo:background-color="#f6f8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17d211" officeooo:paragraph-rsid="0017d211"/>
    </style:style>
    <style:style style:name="P22" style:family="paragraph" style:parent-style-name="Standard">
      <loext:graphic-properties draw:fill="solid" draw:fill-color="#f6f8fa"/>
      <style:paragraph-properties fo:margin-top="0in" fo:margin-bottom="0in" loext:contextual-spacing="false" fo:line-height="100%" fo:background-color="#f6f8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1ac09c" officeooo:paragraph-rsid="001ac09c"/>
    </style:style>
    <style:style style:name="T1" style:family="text">
      <style:text-properties officeooo:rsid="000d5db8"/>
    </style:style>
    <style:style style:name="T2" style:family="text">
      <style:text-properties officeooo:rsid="001cd39f"/>
    </style:style>
    <style:style style:name="T3" style:family="text">
      <style:text-properties fo:color="#24292e" style:font-name="Consolas" style:font-name-complex="Consolas1" loext:padding="0in" loext:border="none"/>
    </style:style>
    <style:style style:name="T4" style:family="text">
      <style:text-properties fo:color="#24292e" style:font-name="Consolas" officeooo:rsid="001dae2f" style:font-name-complex="Consolas1" loext:padding="0in" loext:border="none"/>
    </style:style>
    <style:style style:name="T5" style:family="text">
      <style:text-properties fo:color="#24292e" style:font-name="Consolas" officeooo:rsid="00212c70" style:font-name-complex="Consolas1" loext:padding="0in" loext:border="none"/>
    </style:style>
    <style:style style:name="T6" style:family="text">
      <style:text-properties fo:color="#24292e" style:font-name="Consolas" officeooo:rsid="00221b4d" style:font-name-complex="Consolas1" loext:padding="0in" loext:border="none"/>
    </style:style>
    <style:style style:name="T7" style:family="text">
      <style:text-properties fo:color="#24292e" style:font-name="Consolas" officeooo:rsid="0023d706" style:font-name-complex="Consolas1" loext:padding="0in" loext:border="none"/>
    </style:style>
    <style:style style:name="T8" style:family="text">
      <style:text-properties fo:color="#24292e" style:font-name="Consolas" officeooo:rsid="0024e527" style:font-name-complex="Consolas1" loext:padding="0in" loext:border="none"/>
    </style:style>
    <style:style style:name="T9" style:family="text">
      <style:text-properties fo:color="#24292e" style:font-name="Consolas" officeooo:rsid="0025f887" style:font-name-complex="Consolas1" loext:padding="0in" loext:border="none"/>
    </style:style>
    <style:style style:name="T10" style:family="text">
      <style:text-properties fo:color="#24292e" style:font-name="Consolas" officeooo:rsid="001f7974" fo:background-color="#ffff00" loext:char-shading-value="0" style:font-name-complex="Consolas1" loext:padding="0in" loext:border="none"/>
    </style:style>
    <style:style style:name="T11" style:family="text">
      <style:text-properties fo:color="#24292e" style:font-name="Consolas" officeooo:rsid="0021fb88" fo:background-color="#ffff00" loext:char-shading-value="0" style:font-name-complex="Consolas1" loext:padding="0in" loext:border="none"/>
    </style:style>
    <style:style style:name="T12" style:family="text">
      <style:text-properties fo:color="#24292e" officeooo:rsid="0024e527" loext:padding="0in" loext:border="none"/>
    </style:style>
    <style:style style:name="T13" style:family="text">
      <style:text-properties officeooo:rsid="000db828"/>
    </style:style>
    <style:style style:name="T14" style:family="text">
      <style:text-properties officeooo:rsid="000f96ff"/>
    </style:style>
    <style:style style:name="T15" style:family="text">
      <style:text-properties officeooo:rsid="001015cb"/>
    </style:style>
    <style:style style:name="T16" style:family="text">
      <style:text-properties officeooo:rsid="00129303"/>
    </style:style>
    <style:style style:name="T17" style:family="text">
      <style:text-properties officeooo:rsid="001474db"/>
    </style:style>
    <style:style style:name="T18" style:family="text">
      <style:text-properties officeooo:rsid="001483f9"/>
    </style:style>
    <style:style style:name="T19" style:family="text">
      <style:text-properties officeooo:rsid="0017d211"/>
    </style:style>
    <style:style style:name="T20" style:family="text">
      <style:text-properties officeooo:rsid="0019896c"/>
    </style:style>
    <style:style style:name="T21" style:family="text">
      <style:text-properties officeooo:rsid="001cae64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1f0e11" fo:background-color="#ffff00" loext:char-shading-value="0"/>
    </style:style>
    <style:style style:name="T24" style:family="text">
      <style:text-properties officeooo:rsid="001dae2f"/>
    </style:style>
    <style:style style:name="T25" style:family="text">
      <style:text-properties officeooo:rsid="00212c70"/>
    </style:style>
    <style:style style:name="T26" style:family="text">
      <style:text-properties officeooo:rsid="0024e527"/>
    </style:style>
    <style:style style:name="T27" style:family="text">
      <style:text-properties officeooo:rsid="0002a8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#Assignment script </text:p>
      <text:p text:style-name="P4">#Copied files to re-run the code after the crash of my VM</text:p>
      <text:p text:style-name="P4"/>
      <text:p text:style-name="P4">#Unzip all files</text:p>
      <text:p text:style-name="P5">gunzip SRR8797509_1.part_001.fastq.gz</text:p>
      <text:p text:style-name="P5">gunzip SRR8797509_2.part_001.fastq.gz</text:p>
      <text:p text:style-name="P5">tar -xf shuffled_SRR8797509_1.part_001.tar.xz</text:p>
      <text:p text:style-name="P5">tar -xf shuffled_SRR8797509_2.part_001.tar.xz</text:p>
      <text:p text:style-name="P5"/>
      <text:p text:style-name="P5"><text:span text:style-name="T1">#</text:span>Preparation of data --&gt; construct 5 samples, each has 2 parts: 1M uniq reads, 1M random reads(shuffled)</text:p>
      <text:p text:style-name="Standard">seqkit split2 -1 SRR8797509_1.part_001.fastq -2 SRR8797509_2.part_001.fastq -p 5 -s 1000000 -O out –f</text:p>
      <text:p text:style-name="Standard">seqkit split2 -1 shuffled_SRR8797509_1.part_001.fastq -2 shuffled_SRR8797509_2.part_001.fastq -p 5 -s 1000000 -O out_shuffled –f</text:p>
      <text:p text:style-name="Standard"/>
      <text:p text:style-name="P5"><text:span text:style-name="T1">#</text:span>Fastq quality control for <text:span text:style-name="T21">1 </text:span>sample only using FASTQC and report the difference between S1_1 and S1_2</text:p>
      <text:p text:style-name="P6">fastqc -t 1 -f fastq -noextract SRR8797509_1.part_001.part_00<text:span text:style-name="T21">1</text:span>.fastq </text:p>
      <text:p text:style-name="P6">fastqc -t 1 -f fastq -noextract SRR8797509_1.part_001.part_00<text:span text:style-name="T13">2</text:span>.fastq</text:p>
      <text:p text:style-name="P14">multiqc -z -o . .</text:p>
      <text:p text:style-name="P6"/>
      <text:p text:style-name="P13">#It’s very strange that there is no difference in the report obtained between the two samples. I’m not sure what is the reason</text:p>
      <text:p text:style-name="P5"/>
      <text:p text:style-name="P7">#Trimming for all samples --&gt; mild trimming <text:span text:style-name="T16">fo</text:span>r Sx_1 and aggressive trimming for Sx_2</text:p>
      <text:p text:style-name="P8">mkdir ~/<text:span text:style-name="T15">NGS_Assign/</text:span>trimmed &amp;&amp; cd ~/<text:span text:style-name="T15">NGS_Assign/</text:span>trimmed </text:p>
      <text:p text:style-name="P9">f1="<text:span text:style-name="T14">/home/elshaimaa/NGS_Assign/SRR8797509_1.part_001.fastq</text:span>"</text:p>
      <text:p text:style-name="P9">f2="/<text:span text:style-name="T18">home/elshaimaa/NGS_Assign/SRR8797509_2.part_001.fastq</text:span>"</text:p>
      <text:p text:style-name="P9">newf1="/<text:span text:style-name="T18">home/elshaimaa/NGS_Assign/SRR8797509_1.part_001</text:span>.pe.trim.fastq"</text:p>
      <text:p text:style-name="P9">newf2="/<text:span text:style-name="T18">home/elshaimaa/NGS_Assign/SRR8797509_2.part_001.</text:span>pe.trim.fastq"</text:p>
      <text:p text:style-name="P9">newf1U="/<text:span text:style-name="T18">home/elshaimaa/NGS_Assign/SRR8797509_1.part_001</text:span>.se.trim.fastq"</text:p>
      <text:p text:style-name="P9">newf2U="/<text:span text:style-name="T18">home/elshaimaa/NGS_Assign/SRR8797509_2.part_001</text:span>.se.trim.fastq"</text:p>
      <text:p text:style-name="P7"/>
      <text:p text:style-name="P9">adap="<text:span text:style-name="T17">/home/elshaimaa/miniconda3/envs/ngs1/share/trimmomatic/adapters</text:span>"</text:p>
      <text:p text:style-name="P7"/>
      <text:p text:style-name="P7">trimmomatic PE -threads 1 -phred33 -trimlog trimLogFile -summary statsSummaryFile <text:s/>$f1 $f2 $newf1 $newf1U $newf2 $newf2U \</text:p>
      <text:p text:style-name="P7">ILLUMINACLIP:$adap/TruSeq3-PE.fa:2:30:10:1 SLIDINGWINDOW:4:15 MINLEN:36</text:p>
      <text:p text:style-name="P17"/>
      <text:p text:style-name="P20"><text:span text:style-name="T19">#Output: Input Read Pairs: 5000000 Both Surviving: 4928947 (98.58%) Forward Only Surviving: 55388 (1.11%) Reverse Only Surviving: 12816 (0.26%) Dropped: 2849 (0.06%)</text:span></text:p>
      <text:p text:style-name="P21">TrimmomaticPE: Completed successfully</text:p>
      <text:p text:style-name="P19"/>
      <text:p text:style-name="P10">mkdir ~/<text:span text:style-name="T20">NGS_Assign/</text:span>sh<text:span text:style-name="T20">u</text:span>ffl<text:span text:style-name="T20">e</text:span>d_trimmed &amp;&amp; cd ~/<text:span text:style-name="T20">NGS_Assign</text:span>/sh<text:span text:style-name="T20">u</text:span>ffl<text:span text:style-name="T20">e</text:span>d_trimmed </text:p>
      <text:p text:style-name="P10">f1="<text:span text:style-name="T14">/home/elshaimaa/NGS_Assign</text:span>/shuffled_SRR8797509_1.part_001.fastq"</text:p>
      <text:p text:style-name="P10">f2="<text:span text:style-name="T14">/home/elshaimaa/NGS_Assign</text:span>/shuffled_SRR8797509_2.part_001.fastq"</text:p>
      <text:p text:style-name="P10">newf1="<text:span text:style-name="T14">/home/elshaimaa/NGS_Assign/</text:span>shuffled_SRR8797509_1.part_001.pe.trim.fastq"</text:p>
      <text:p text:style-name="P10">newf2="<text:span text:style-name="T14">/home/elshaimaa/NGS_Assign/</text:span>shuffled_SRR8797509_2.part_001.pe.trim.fastq"</text:p>
      <text:p text:style-name="P10"><text:soft-page-break/>newf1U="<text:span text:style-name="T14">/home/elshaimaa/NGS_Assign/</text:span>shuffled_SRR8797509_1.part_001.se.trim.fastq"</text:p>
      <text:p text:style-name="P10">newf2U="<text:span text:style-name="T14">/home/elshaimaa/NGS_Assign/</text:span>shuffled_SRR8797509_2.part_001.se.trim.fastq"</text:p>
      <text:p text:style-name="P10"/>
      <text:p text:style-name="P10">adap="<text:span text:style-name="T17">/home/elshaimaa/miniconda3/envs/ngs1/share/trimmomatic/adapters</text:span>"</text:p>
      <text:p text:style-name="P10"/>
      <text:p text:style-name="P10">trimmomatic PE -threads 1 -phred33 -trimlog trimLogFile -summary statsSummaryFile <text:s/>$f1 $f2 $newf1 $newf1U $newf2 $newf2U \</text:p>
      <text:p text:style-name="P18">ILLUMINACLIP:$adap/TruSeq3-PE.fa:2:30:10:1 SLIDINGWINDOW:4:30 MINLEN:36</text:p>
      <text:p text:style-name="P18"/>
      <text:p text:style-name="P22">#Output: Input Read Pairs: 5000000 Both Surviving: 4332526 (86.65%) Forward Only Surviving: 303156 (6.06%) Reverse Only Surviving: 184939 (3.70%) Dropped: 179379 (3.59%)</text:p>
      <text:p text:style-name="P22">TrimmomaticPE: Completed successfully</text:p>
      <text:p text:style-name="P22"/>
      <text:p text:style-name="P11"><text:span text:style-name="T24">#Alignment of all samples using BWA and Hisat against human reference file</text:span></text:p>
      <text:p text:style-name="Standard"><text:a xlink:type="simple" xlink:href="https://www.gencodegenes.org/human/" text:style-name="Internet_20_link" text:visited-style-name="Visited_20_Internet_20_Link">#</text:a>Download the whole human genome fasta file and unzip it</text:p>
      <text:p text:style-name="Standard">#Took an hour and didn’t even reach 1% download so downloaded chr22</text:p>
      <text:p text:style-name="Standard">gunzip chr22.fa.gz</text:p>
      <text:p text:style-name="Standard"/>
      <text:p text:style-name="Standard">#1st index the reference</text:p>
      <text:p text:style-name="Standard">sudo apt install bwa</text:p>
      <text:p text:style-name="Standard">mkdir -p ~/NGS_Assign/bwa_align/bwa_index &amp;&amp; cd ~/ NGS_Assign/bwa_align/bwa_index</text:p>
      <text:p><text:span text:style-name="HTML_20_Code">ln -s /home/elshaimaa/NGS_Assign/chr22.fa .</text:span></text:p>
      <text:p><text:span text:style-name="HTML_20_Code">bwa index -a bwtsw chr22.fa</text:span></text:p>
      <text:p><text:span text:style-name="HTML_20_Code">cd ~/NGS_Assign/bwa_align</text:span></text:p>
      <text:p text:style-name="P16"><text:span text:style-name="HTML_20_Code"><text:span text:style-name="T26">R1=”/home/elshaimaa/NGS_Assign/SRR8797509_1.part_001.pe.trim.fastq</text:span></text:span></text:p>
      <text:p text:style-name="P16"><text:span text:style-name="HTML_20_Code"><text:span text:style-name="T26">R2=”/home/elshaimaa/NGS_Assign/SRR8797509_2.part_001.pe.trim.fastq</text:span></text:span></text:p>
      <text:p text:style-name="P2"><text:span text:style-name="HTML_20_Code"><text:span text:style-name="T3">/usr/bin/time -v bwa mem bwa_</text:span></text:span><text:span text:style-name="HTML_20_Code"><text:span text:style-name="T9">i</text:span></text:span><text:span text:style-name="HTML_20_Code"><text:span text:style-name="T3">ndex/</text:span></text:span><text:span text:style-name="HTML_20_Code"><text:span text:style-name="T8">chr22</text:span></text:span><text:span text:style-name="HTML_20_Code"><text:span text:style-name="T3">.fa $R1 $R2 &gt;</text:span></text:span><text:span text:style-name="HTML_20_Code"><text:span text:style-name="T12">SRR8797509</text:span></text:span><text:span text:style-name="HTML_20_Code"><text:span text:style-name="T3">.sam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12:09.961964232</meta:creation-date>
    <dc:date>2019-04-15T23:08:36.146304764</dc:date>
    <meta:editing-duration>PT1H49M4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53" meta:word-count="329" meta:character-count="3603" meta:non-whitespace-character-count="3323"/>
  </office:meta>
</office:document-meta>
</file>